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c53f0" officeooo:paragraph-rsid="000c53f0" style:font-size-asian="15.75pt" style:font-size-complex="18pt"/>
    </style:style>
    <style:style style:name="P2" style:family="paragraph" style:parent-style-name="Standard">
      <style:text-properties fo:font-size="12pt" officeooo:paragraph-rsid="000c53f0" style:font-size-asian="12pt" style:font-size-complex="12pt"/>
    </style:style>
    <style:style style:name="P3" style:family="paragraph" style:parent-style-name="Standard">
      <style:text-properties fo:font-size="12pt" officeooo:rsid="000c53f0" officeooo:paragraph-rsid="000c53f0" style:font-size-asian="12pt" style:font-size-complex="12pt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c53f0" style:font-size-asian="12.25pt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c53f0" style:font-size-asian="12.25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53f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53f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das Gerät</text:span><text:span text:style-name="T8"> – urządzenie</text:span></text:p>
      <text:p text:style-name="P2"><text:span text:style-name="T6">das Multifuntionsger</text:span><text:span text:style-name="T5">ä</text:span><text:span text:style-name="T6">t</text:span><text:span text:style-name="T8"> – urządzenie wielofunkcyjne</text:span></text:p>
      <text:p text:style-name="P3"><text:span text:style-name="T5">das Klebeband</text:span><text:span text:style-name="T7"> – taśma klejąca</text:span></text:p>
      <text:p text:style-name="P3"><text:span text:style-name="T5">das Papier</text:span><text:span text:style-name="T7"> – papier</text:span></text:p>
      <text:p text:style-name="P2"><text:span text:style-name="T6">das B</text:span><text:span text:style-name="T5">ü</text:span><text:span text:style-name="T6">ro</text:span><text:span text:style-name="T8"> – biuro</text:span></text:p>
      <text:p text:style-name="P3"><text:span text:style-name="T6">d</text:span><text:span text:style-name="T5">as Telefon</text:span><text:span text:style-name="T7"> – telef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c53f0" officeooo:paragraph-rsid="000c53f0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zeczowniki – rodzaj nijaki, liczba pojedyńcz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29:43.772569127</meta:creation-date>
    <dc:date>2019-01-27T17:45:03.591472562</dc:date>
    <meta:editing-duration>PT2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5" meta:character-count="203" meta:non-whitespace-character-count="178"/>
  </office:meta>
</office:document-meta>
</file>